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idot" svg:font-family="Didot"/>
    <style:font-face style:name="Helvetica" svg:font-family="Helvetica"/>
    <style:font-face style:name="HelveticaNeue" svg:font-family="HelveticaNeue, 'Helvetica Neue', Helvetica, Arial, 'Lucida Grande',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0000" fo:font-weight="bold" style:font-weight-asian="bold" style:font-weight-complex="bold"/>
    </style:style>
    <style:style style:name="P2" style:family="paragraph" style:parent-style-name="Standard">
      <style:text-properties fo:color="#800000"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size-complex="12pt"/>
    </style:style>
    <style:style style:name="P4" style:family="paragraph" style:parent-style-name="Standard">
      <style:text-properties fo:font-style="italic"/>
    </style:style>
    <style:style style:name="P5" style:family="paragraph" style:parent-style-name="Standard">
      <style:paragraph-properties fo:text-align="justify" style:justify-single-word="false"/>
    </style:style>
    <style:style style:name="P6" style:family="paragraph" style:parent-style-name="Text_20_body">
      <style:paragraph-properties style:line-height-at-least="0.249cm"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name="Helvetica" fo:font-size="11pt" fo:background-color="#ffffff"/>
    </style:style>
    <style:style style:name="P9" style:family="paragraph" style:parent-style-name="Text_20_body">
      <style:text-properties fo:font-size="12pt" fo:font-style="italic" style:font-size-asian="12pt" style:font-size-complex="12pt"/>
    </style:style>
    <style:style style:name="P10" style:family="paragraph" style:parent-style-name="Text_20_body">
      <style:paragraph-properties fo:margin-top="0cm" fo:margin-bottom="0cm"/>
    </style:style>
    <style:style style:name="P11" style:family="paragraph" style:parent-style-name="Text_20_body">
      <style:paragraph-properties fo:margin-top="0cm" fo:margin-bottom="0cm" fo:text-align="justify" style:justify-single-word="false"/>
      <style:text-properties fo:font-size="14pt"/>
    </style:style>
    <style:style style:name="P12" style:family="paragraph" style:parent-style-name="Text_20_body">
      <style:paragraph-properties fo:margin-top="0cm" fo:margin-bottom="0cm" fo:text-align="justify" style:justify-single-word="false"/>
    </style:style>
    <style:style style:name="P13" style:family="paragraph" style:parent-style-name="Standard">
      <style:paragraph-properties fo:margin-top="0cm" fo:margin-bottom="0.499cm"/>
    </style:style>
    <style:style style:name="P14" style:family="paragraph" style:parent-style-name="Text_20_body">
      <style:paragraph-properties fo:margin-left="0cm" fo:margin-right="0cm" fo:text-align="justify" style:justify-single-word="false" fo:text-indent="0cm" style:auto-text-indent="false"/>
      <style:text-properties style:font-name="Didot" fo:font-size="11pt" style:font-size-asian="11pt" style:font-size-complex="11pt"/>
    </style:style>
    <style:style style:name="P15" style:family="paragraph" style:parent-style-name="Text_20_body" style:list-style-name="L1"/>
    <style:style style:name="P16" style:family="paragraph" style:parent-style-name="Text_20_body" style:list-style-name="L1">
      <style:paragraph-properties fo:margin-top="0cm" fo:margin-bottom="0cm"/>
    </style:style>
    <style:style style:name="T1" style:family="text">
      <style:text-properties fo:font-size="14pt" fo:font-weight="normal"/>
    </style:style>
    <style:style style:name="T2" style:family="text">
      <style:text-properties fo:font-size="14pt" fo:font-style="italic" fo:font-weight="normal"/>
    </style:style>
    <style:style style:name="T3" style:family="text">
      <style:text-properties fo:font-size="14pt" fo:font-style="italic" fo:font-weight="bold"/>
    </style:style>
    <style:style style:name="T4" style:family="text">
      <style:text-properties fo:font-size="14pt" fo:font-weight="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line-through-style="none" style:text-underline-style="none" style:text-blinking="false"/>
    </style:style>
    <style:style style:name="T10" style:family="text">
      <style:text-properties fo:color="#ee220c"/>
    </style:style>
    <style:style style:name="T11" style:family="text">
      <style:text-properties style:font-name="HelveticaNeue" fo:font-size="11.8999996185303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MAGE :</text:p>
      <text:p text:style-name="P3"/>
      <text:p text:style-name="P6"><text:span text:style-name="T1">Le </text:span><text:span text:style-name="T2">Wonder Collective - Tribute to Stevie Wonder</text:span> <text:span text:style-name="T1">(WOCO) a vu le jour à l'automne 2014 sous l'impulsion du chanteur Pierric Tailler. Grand adorateur de la légende, il lui tenait à cœur de monter ce "tribute" en s'entourant de musiciens talentueux de sa génération, formés dans le Département Jazz de l'ENM de Villeurbanne. Le pari était de réunir des musicien(ne)s venu(e)s d'horizons variés allant du jazz à la funk, du rythm'n'blues à la pop pour être ainsi fidèle à l'infini répertoire métissé de Stevie Wonder. </text:span></text:p>
      <text:p text:style-name="P11">Sur scène l'équipe arbore fièrement le wax, clin d'œil aux habits portés par Stevie Wonder et ses musiciens lors de ses tournées d'antan. Entre chansons entrainantes et ballades où l'amour prône sous toutes ses formes, la magie du WOCO opère instantanément sur le public, ivre de chaloupés en tout genre et de refrain chantés à l'unisson. A chaque concert, le groupe constate l'effervescence des petits et des grands pour ces mélodies et ces harmonies intemporelles. </text:p>
      <text:p text:style-name="P11"/>
      <text:p text:style-name="P12"><text:span text:style-name="T4">"Haut en couleurs, le WOCO vous invite à re-découvrir l’œuvre du génie de la Soul. </text:span><text:span text:style-name="T3">Superstition, Master Blaster, Isn’t she Lovely, Higher Ground, As...</text:span> <text:span text:style-name="T4">et d’autres chansons moins connues sont mises à l’honneur dans une atmosphère bouillante. Le groupe n’a qu’un but : retransmettre la musique et la joie de cet artiste hors norme, grâce à un orchestre riche et complet, de 11 musiciens professionnels. Oui car il faut bien tout cela pour rendre hommage à cette grande légende…!"</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idot" svg:font-family="Didot"/>
    <style:font-face style:name="Helvetica" svg:font-family="Helvetica"/>
    <style:font-face style:name="HelveticaNeue" svg:font-family="HelveticaNeue, 'Helvetica Neue', Helvetica, Arial, 'Lucida Grande',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ic Tailler</meta:initial-creator>
    <meta:creation-date>2017-05-12T14:08:31</meta:creation-date>
    <dc:date>2017-10-14T09:57:09</dc:date>
    <dc:creator>Pierric Tailler</dc:creator>
    <meta:editing-duration>PT14H15M21S</meta:editing-duration>
    <meta:editing-cycles>15</meta:editing-cycles>
    <meta:generator>OpenOffice/4.1.3$Unix OpenOffice.org_project/413m1$Build-9783</meta:generator>
    <meta:document-statistic meta:table-count="0" meta:image-count="0" meta:object-count="0" meta:page-count="1" meta:paragraph-count="4" meta:word-count="241" meta:character-count="1468"/>
  </office:meta>
</office:document-meta>
</file>